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6.84pt" svg:y="2.83pt">
            <loext:p draw:notify-on-update-of-ranges="Sheet1.A1:Sheet1.A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1:04:52.085568518</meta:creation-date>
    <dc:date>2017-04-13T11:15:51.742572191</dc:date>
    <meta:editing-duration>PT39S</meta:editing-duration>
    <meta:editing-cycles>1</meta:editing-cycles>
    <meta:document-statistic meta:table-count="1" meta:cell-count="60" meta:object-count="1"/>
    <meta:generator>LibreOffice/5.2.2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Sheet1.A1:Sheet1.A30" svg:x="0.32cm" svg:y="0.18cm" svg:width="12.534cm" svg:height="8.64cm">
          <chartooo:coordinate-region svg:x="1.047cm" svg:y="0.379cm" svg:width="11.6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30" chart:class="chart:scatter"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">
                <text:p>-6</text:p>
                <draw:g>
                  <svg:desc>Sheet1.A1:Sheet1.A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